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151C8D4706D.jpg"/>
  <manifest:file-entry manifest:media-type="image/png" manifest:full-path="Pictures/100000000000005E0000005E7F0C5E7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color="#e6e6e6" draw:fill="solid" draw:fill-color="#e6e6e6" draw:fill-gradient-name="Gradient_20_1" draw:fill-image-name="Marbl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Purisa" style:font-pitch="variable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family="Purisa" style:font-pitch="variable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59cm" svg:height="8.915cm" svg:x="6.123cm" svg:y="10.535cm">
          <draw:image xlink:href="Pictures/100000000000015E00000151C8D4706D.jpg" xlink:type="simple" xlink:show="embed" xlink:actuate="onLoad">
            <text:p text:style-name="P2"/>
          </draw:image>
        </draw:frame>
        <draw:custom-shape draw:style-name="gr2" draw:text-style-name="P1" draw:layer="layout" svg:width="5.138cm" svg:height="2cm" svg:x="8.7cm" svg:y="14.7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738cm" svg:height="1.75cm" svg:x="9cm" svg:y="15cm">
          <draw:text-box>
            <text:p text:style-name="P2"><text:span text:style-name="T1">No scientific</text:span></text:p>
            <text:p text:style-name="P2"><text:span text:style-name="T1">taxa found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ble" xlink:href="Pictures/100000000000005E0000005E7F0C5E7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ff" draw:fill-gradient-name="Gradient_20_7" draw:gradient-step-count="100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namlook</meta:initial-creator>
    <meta:creation-date>2008-12-04T11:31:48</meta:creation-date>
    <dc:creator>namlook</dc:creator>
    <dc:date>2008-12-05T14:24:56</dc:date>
    <meta:editing-cycles>2</meta:editing-cycles>
    <meta:editing-duration>PT6M12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